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n Johnson</text:p>
      <text:p text:style-name="Standard">Period 3</text:p>
      <text:p text:style-name="Standard">Techlab Logs week of 12/11 (Log 13)</text:p>
      <text:p text:style-name="Standard"/>
      <text:p text:style-name="Standard">In order to complete these logs and still retain productivity, I'll not be using the template. I'll instead try to accurately report on my progress so that I still actually have time for progress.</text:p>
      <text:p text:style-name="Standard"/>
      <text:p text:style-name="Standard">This week I actually got multicast integrated into the simulation, so it's almost no longer a simulation, but actually is working across boxes.</text:p>
      <text:p text:style-name="Standard"/>
      <text:p text:style-name="Standard">Hopefully I'll be able to figure out how to do something similar for non-multicast signals, since multicast is almost easier to handle than unicast. I'm hoping UDP is like multicast in that you can listen for messages without first having to accept a connection from a specific ho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14T10:15:29</meta:creation-date>
    <meta:document-statistic meta:table-count="0" meta:image-count="0" meta:object-count="0" meta:page-count="1" meta:paragraph-count="6" meta:word-count="116" meta:character-count="676"/>
    <dc:date>2009-12-14T10:21:04</dc:date>
    <meta:editing-duration>PT00H05M36S</meta:editing-duration>
    <meta:editing-cycles>1</meta:editing-cycles>
    <meta:generator>OpenOffice.org/3.1$Unix OpenOffice.org_project/310m19$Build-9420</meta:generator>
  </office:meta>
</office:document-meta>
</file>